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aldo</text:p>
          </table:table-cell>
          <table:table-cell office:value-type="currency" office:currency="BRL" office:value="3233.52" calcext:value-type="currency">
            <text:p>R$ 3.233,52</text:p>
          </table:table-cell>
          <table:table-cell/>
        </table:table-row>
        <table:table-row table:style-name="ro1">
          <table:table-cell office:value-type="string" calcext:value-type="string">
            <text:p>Digio</text:p>
          </table:table-cell>
          <table:table-cell office:value-type="currency" office:currency="BRL" office:value="2075.42" calcext:value-type="currency">
            <text:p>R$ 2.075,42</text:p>
          </table:table-cell>
          <table:table-cell office:value-type="float" office:value="583.78" calcext:value-type="float">
            <text:p>583,78</text:p>
          </table:table-cell>
        </table:table-row>
        <table:table-row table:style-name="ro1">
          <table:table-cell office:value-type="string" calcext:value-type="string">
            <text:p>Nubank</text:p>
          </table:table-cell>
          <table:table-cell office:value-type="currency" office:currency="BRL" office:value="1960.01" calcext:value-type="currency">
            <text:p>R$ 1.960,0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certo caixa</text:p>
          </table:table-cell>
          <table:table-cell table:formula="of:=550+500" office:value-type="currency" office:currency="BRL" office:value="1050" calcext:value-type="currency">
            <text:p>R$ 1.050,00</text:p>
          </table:table-cell>
          <table:table-cell table:style-name="ce1" table:formula="of:=[.B4]" office:value-type="currency" office:currency="BRL" office:value="1050" calcext:value-type="currency">
            <text:p>R$ 1.050,00</text:p>
          </table:table-cell>
        </table:table-row>
        <table:table-row table:style-name="ro1"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aldo devedor</text:p>
          </table:table-cell>
          <table:table-cell table:formula="of:=SUM([.B2:.B3])" office:value-type="currency" office:currency="BRL" office:value="4035.43" calcext:value-type="currency">
            <text:p>R$ 4.035,43</text:p>
          </table:table-cell>
          <table:table-cell table:style-name="ce1" table:formula="of:=SUM([.C2:.C4])" office:value-type="currency" office:currency="BRL" office:value="3033.78" calcext:value-type="currency">
            <text:p>R$ 3.033,78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2:34:11.688007622</meta:creation-date>
    <dc:date>2018-07-02T12:48:48.955612487</dc:date>
    <meta:editing-duration>PT4M27S</meta:editing-duration>
    <meta:editing-cycles>1</meta:editing-cycles>
    <meta:generator>LibreOffice/6.0.3.2$Linux_X86_64 LibreOffice_project/00m0$Build-2</meta:generator>
    <meta:document-statistic meta:table-count="1" meta:cell-count="14" meta:object-count="0"/>
  </office:meta>
</office:document-meta>
</file>